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'Inter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weight="bold" officeooo:rsid="0014475d" officeooo:paragraph-rsid="0014475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erif" fo:font-size="14pt" fo:font-weight="bold" officeooo:rsid="001934e1" officeooo:paragraph-rsid="001934e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officeooo:rsid="0012cdde" officeooo:paragraph-rsid="0012cdde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2cdde" officeooo:paragraph-rsid="0012cdde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4475d" officeooo:paragraph-rsid="0014475d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4475d" officeooo:paragraph-rsid="001ae6f4" style:font-size-asian="12pt" style:font-size-complex="12pt"/>
    </style:style>
    <style:style style:name="P7" style:family="paragraph" style:parent-style-name="Standard">
      <style:text-properties style:font-name="Liberation Serif" fo:font-size="12pt" officeooo:paragraph-rsid="00202828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20c0c4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61877" officeooo:paragraph-rsid="001ae6f4" style:font-size-asian="12pt" style:font-size-complex="12pt"/>
    </style:style>
    <style:style style:name="P10" style:family="paragraph" style:parent-style-name="Standard">
      <style:text-properties style:font-name="Liberation Serif" fo:font-size="12pt" officeooo:paragraph-rsid="0021ce48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e74ef" officeooo:paragraph-rsid="0021ce48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1e74ef" officeooo:paragraph-rsid="0026146b" style:font-size-asian="12pt" style:font-size-complex="12pt"/>
    </style:style>
    <style:style style:name="P13" style:family="paragraph" style:parent-style-name="Standard">
      <style:text-properties style:font-name="Liberation Serif" fo:font-size="12pt" officeooo:paragraph-rsid="00225f47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179796" officeooo:paragraph-rsid="001ae6f4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179796" officeooo:paragraph-rsid="00179796" style:font-size-asian="12pt" style:font-size-complex="12pt"/>
    </style:style>
    <style:style style:name="P16" style:family="paragraph" style:parent-style-name="Standard">
      <style:text-properties style:font-name="Liberation Serif" fo:font-size="12pt" officeooo:paragraph-rsid="00241936" style:font-size-asian="12pt" style:font-size-complex="12pt"/>
    </style:style>
    <style:style style:name="P17" style:family="paragraph" style:parent-style-name="Standard">
      <style:text-properties style:font-name="Liberation Serif" fo:font-size="12pt" officeooo:paragraph-rsid="0025ed03" style:font-size-asian="12pt" style:font-size-complex="12pt"/>
    </style:style>
    <style:style style:name="P18" style:family="paragraph" style:parent-style-name="Standard">
      <style:text-properties style:font-name="Liberation Serif" fo:font-size="12pt" officeooo:paragraph-rsid="002706f2" style:font-size-asian="12pt" style:font-size-complex="12pt"/>
    </style:style>
    <style:style style:name="P19" style:family="paragraph" style:parent-style-name="Standard">
      <style:text-properties style:font-name="Liberation Serif" fo:font-size="12pt" fo:font-weight="bold" officeooo:rsid="0014475d" officeooo:paragraph-rsid="0014475d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2pt" style:text-underline-style="solid" style:text-underline-width="auto" style:text-underline-color="font-color" officeooo:rsid="001e74ef" officeooo:paragraph-rsid="00202828" style:font-size-asian="12pt" style:font-size-complex="12pt"/>
    </style:style>
    <style:style style:name="P21" style:family="paragraph" style:parent-style-name="Standard">
      <style:text-properties style:font-name="Liberation Serif" fo:font-size="12pt" style:text-underline-style="solid" style:text-underline-width="auto" style:text-underline-color="font-color" officeooo:rsid="001e74ef" officeooo:paragraph-rsid="0020c0c4" style:font-size-asian="12pt" style:font-size-complex="12pt"/>
    </style:style>
    <style:style style:name="P22" style:family="paragraph" style:parent-style-name="Standard">
      <style:text-properties style:font-name="Liberation Serif" fo:font-size="12pt" style:text-underline-style="solid" style:text-underline-width="auto" style:text-underline-color="font-color" officeooo:rsid="001e74ef" officeooo:paragraph-rsid="0021ce48" style:font-size-asian="12pt" style:font-size-complex="12pt"/>
    </style:style>
    <style:style style:name="P23" style:family="paragraph" style:parent-style-name="Standard">
      <style:text-properties style:font-name="Liberation Serif" fo:font-size="12pt" style:text-underline-style="solid" style:text-underline-width="auto" style:text-underline-color="font-color" officeooo:rsid="001e74ef" officeooo:paragraph-rsid="00241936" style:font-size-asian="12pt" style:font-size-complex="12pt"/>
    </style:style>
    <style:style style:name="P24" style:family="paragraph" style:parent-style-name="Standard">
      <style:text-properties style:font-name="Liberation Serif" fo:font-size="12pt" style:text-underline-style="solid" style:text-underline-width="auto" style:text-underline-color="font-color" officeooo:rsid="001e74ef" officeooo:paragraph-rsid="0025ed03" style:font-size-asian="12pt" style:font-size-complex="12pt"/>
    </style:style>
    <style:style style:name="P25" style:family="paragraph" style:parent-style-name="Standard">
      <style:text-properties style:font-name="Liberation Serif" fo:font-size="12pt" style:text-underline-style="solid" style:text-underline-width="auto" style:text-underline-color="font-color" officeooo:rsid="001e74ef" officeooo:paragraph-rsid="0026146b" style:font-size-asian="12pt" style:font-size-complex="12pt"/>
    </style:style>
    <style:style style:name="P26" style:family="paragraph" style:parent-style-name="Standard">
      <style:text-properties style:font-name="Liberation Serif" fo:font-size="12pt" style:text-underline-style="solid" style:text-underline-width="auto" style:text-underline-color="font-color" officeooo:rsid="001e74ef" officeooo:paragraph-rsid="002706f2" style:font-size-asian="12pt" style:font-size-complex="12pt"/>
    </style:style>
    <style:style style:name="T1" style:family="text">
      <style:text-properties officeooo:rsid="00161877"/>
    </style:style>
    <style:style style:name="T2" style:family="text">
      <style:text-properties officeooo:rsid="00179796"/>
    </style:style>
    <style:style style:name="T3" style:family="text">
      <style:text-properties officeooo:rsid="001a9760"/>
    </style:style>
    <style:style style:name="T4" style:family="text">
      <style:text-properties officeooo:rsid="001ae6f4"/>
    </style:style>
    <style:style style:name="T5" style:family="text">
      <style:text-properties officeooo:rsid="001c48ef"/>
    </style:style>
    <style:style style:name="T6" style:family="text">
      <style:text-properties officeooo:rsid="001cc7bb"/>
    </style:style>
    <style:style style:name="T7" style:family="text">
      <style:text-properties officeooo:rsid="001e0b48"/>
    </style:style>
    <style:style style:name="T8" style:family="text">
      <style:text-properties officeooo:rsid="001e74ef"/>
    </style:style>
    <style:style style:name="T9" style:family="text">
      <style:text-properties officeooo:rsid="001ecfff"/>
    </style:style>
    <style:style style:name="T10" style:family="text">
      <style:text-properties officeooo:rsid="001f404a"/>
    </style:style>
    <style:style style:name="T11" style:family="text">
      <style:text-properties officeooo:rsid="001fa462"/>
    </style:style>
    <style:style style:name="T12" style:family="text">
      <style:text-properties fo:font-variant="normal" fo:text-transform="none" style:font-name="Inter" fo:font-size="9.60000038146973pt" fo:letter-spacing="normal" fo:font-style="normal" fo:font-weight="normal"/>
    </style:style>
    <style:style style:name="T13" style:family="text">
      <style:text-properties fo:font-variant="normal" fo:text-transform="none" style:font-name="Inter" fo:font-size="9.60000038146973pt" fo:letter-spacing="normal" fo:font-style="normal" fo:font-weight="normal" officeooo:rsid="00241936"/>
    </style:style>
    <style:style style:name="T14" style:family="text">
      <style:text-properties fo:font-variant="normal" fo:text-transform="none" style:font-name="Inter" fo:font-size="9.60000038146973pt" fo:letter-spacing="normal" fo:font-style="normal" fo:font-weight="normal" officeooo:rsid="0025ed03"/>
    </style:style>
    <style:style style:name="T15" style:family="text">
      <style:text-properties fo:font-variant="normal" fo:text-transform="none" fo:font-size="9.60000038146973pt" fo:letter-spacing="normal" fo:font-style="normal" fo:font-weight="normal"/>
    </style:style>
    <style:style style:name="T16" style:family="text">
      <style:text-properties fo:font-variant="normal" fo:text-transform="none" fo:font-size="9.60000038146973pt" fo:letter-spacing="normal" fo:font-style="normal" fo:font-weight="normal" officeooo:rsid="00241936"/>
    </style:style>
    <style:style style:name="T17" style:family="text">
      <style:text-properties fo:font-variant="normal" fo:text-transform="none" fo:font-size="9.60000038146973pt" fo:letter-spacing="normal" fo:font-style="normal" fo:font-weight="normal" officeooo:rsid="0025ed03"/>
    </style:style>
    <style:style style:name="T18" style:family="text">
      <style:text-properties fo:font-variant="normal" fo:text-transform="none" fo:letter-spacing="normal" fo:font-style="normal" fo:font-weight="normal"/>
    </style:style>
    <style:style style:name="T19" style:family="text">
      <style:text-properties fo:font-variant="normal" fo:text-transform="none" fo:letter-spacing="normal" fo:font-style="normal" fo:font-weight="normal" officeooo:rsid="00241936"/>
    </style:style>
    <style:style style:name="T20" style:family="text">
      <style:text-properties fo:font-variant="normal" fo:text-transform="none" fo:letter-spacing="normal" fo:font-style="normal" fo:font-weight="normal" officeooo:rsid="0025ed03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officeooo:rsid="00225f47"/>
    </style:style>
    <style:style style:name="T23" style:family="text">
      <style:text-properties officeooo:rsid="0025ed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s ou activités éducatives concernant un ou plusieurs ODD</text:p>
      <text:p text:style-name="P4"/>
      <text:p text:style-name="P1">• Déchets au collège</text:p>
      <text:p text:style-name="P19"/>
      <text:p text:style-name="P5"><text:span text:style-name="T3">Brève description : </text:span>Ramassage<text:span text:style-name="T1">s</text:span> de déchets <text:span text:style-name="T1">dans la cour du collège ; m</text:span>ise en place de poubelles à choix <text:span text:style-name="T1">afin d’inciter les utilisateurs, utilisatrices du collège à jeter leurs déchets à la poubelle ; </text:span><text:span text:style-name="T3">sensibilisation liée aux déchets faite par PlaineCommune.</text:span></text:p>
      <text:p text:style-name="P5"/>
      <text:p text:style-name="P20">ODD concernés :</text:p>
      <text:p text:style-name="P7"><text:span text:style-name="T8">« Vie terrestre » : </text:span><text:span text:style-name="T18">Ce projet vise à réduire la quantité de déchets dans l'environnement du collège, contribuant ainsi à la préservation des écosystèmes terrestres.</text:span> </text:p>
      <text:p text:style-name="P7"><text:span text:style-name="T8">« Partenariats pour la réalisation des objectifs » : </text:span><text:span text:style-name="T18">La collaboration avec PlaineCommune pour la sensibilisation aux déchets illustre un partenariat visant à atteindre des objectifs communs de développement durable.</text:span> </text:p>
      <text:p text:style-name="P21">Thématique(s) :</text:p>
      <text:p text:style-name="P8"><text:span text:style-name="T9">Déchets : </text:span><text:span text:style-name="T18">Le projet se concentre sur la gestion et la réduction des déchets, ce qui est directement lié à la thématique des déchets.</text:span> </text:p>
      <text:p text:style-name="P5"/>
      <text:p text:style-name="P1">• Vente<text:span text:style-name="T1">s</text:span> de gateaux solidaire<text:span text:style-name="T1">s</text:span></text:p>
      <text:p text:style-name="P19"/>
      <text:p text:style-name="P9"><text:span text:style-name="T3">Brève description : </text:span>Organisation de ventes de gâteaux pour BanqueAlimentaire (association chargée de la redistribution de don alimentaire à des personnes en précarité alimentaire) ; <text:span text:style-name="T3">sensibilisation liée au gaspillage alimentaire faite par BanqueAlimentaire.</text:span></text:p>
      <text:p text:style-name="P5"/>
      <text:p text:style-name="P22">OOD concernés :</text:p>
      <text:p text:style-name="P10"><text:span text:style-name="T8">« Partenariats pour la réalisation des objectifs » : </text:span><text:span text:style-name="T22">cf</text:span><text:span text:style-name="T18"> collaboration avec la Banque Alimentaire</text:span></text:p>
      <text:p text:style-name="P10"><text:span text:style-name="T8">« Pas de pauvreté » : </text:span><text:span text:style-name="T18">Les fonds récoltés aident à soutenir des personnes en situation de précarité, contribuant ainsi à réduire la pauvreté.</text:span> </text:p>
      <text:p text:style-name="P10"><text:span text:style-name="T8">« Faim zéro » : </text:span><text:span text:style-name="T18">Le projet vise à fournir de la nourriture aux personnes dans le besoin, luttant ainsi contre la faim.</text:span> </text:p>
      <text:p text:style-name="P11"><text:span text:style-name="T21">Thématique(s) :</text:span> </text:p>
      <text:p text:style-name="P13"><text:span text:style-name="T9">Alimentation, Gaspillage alimentaire : </text:span><text:span text:style-name="T18">Le projet aborde la redistribution alimentaire et la sensibilisation au gaspillage alimentaire.</text:span></text:p>
      <text:p text:style-name="P5"/>
      <text:p text:style-name="P1">• Jardin fleuri</text:p>
      <text:p text:style-name="P14"/>
      <text:p text:style-name="P14"><text:span text:style-name="T3">Brève description : </text:span>Dans un bacs dédié, un ensemble de fleurs a été planté. <text:span text:style-name="T3">Les graines de ces fleurs ont été offerts au sein d’un kit explicatif par le mouvement Connaître &amp; Protéger la Nature.</text:span></text:p>
      <text:p text:style-name="P5"/>
      <text:p text:style-name="P23">ODD concernés :</text:p>
      <text:p text:style-name="P16"><text:span text:style-name="T8">« Partenariats pour la réalisation des objectifs » : </text:span><text:span text:style-name="T18">La collaboration avec le mouvement Connaître &amp; Protéger la Nature pour obtenir les </text:span><text:span text:style-name="T19">kits de </text:span><text:span text:style-name="T18">graines.</text:span> </text:p>
      <text:p text:style-name="P16"><text:span text:style-name="T8">« Vie terrestre » : </text:span><text:span text:style-name="T18">La plantation de fleurs contribue à la biodiversité et à la préservation des écosystèmes terrestres.</text:span> </text:p>
      <text:p text:style-name="P23">Thématique(s) :</text:p>
      <text:p text:style-name="P16"><text:span text:style-name="T10">Biodiversité : </text:span><text:span text:style-name="T18">Le projet favorise la diversité des espèces végétales, ce qui est directement lié à la thématique de la biodiversité.</text:span> </text:p>
      <text:p text:style-name="P5"/>
      <text:p text:style-name="P1">• <text:span text:style-name="T2">Plantes aromatiques au collège</text:span></text:p>
      <text:p text:style-name="P14"/>
      <text:p text:style-name="P14"><text:span text:style-name="T3">Brève description : </text:span>Dans des bacs dédiés, diverses plantes aromatiques ont été plantées.</text:p>
      <text:p text:style-name="P15"/>
      <text:p text:style-name="P24"><text:soft-page-break/>ODD concernés :</text:p>
      <text:p text:style-name="P17"><text:span text:style-name="T8">« Vie terrestre » : </text:span><text:span text:style-name="T18">La plantation de plantes aromatiques contribue à la biodiversité.</text:span></text:p>
      <text:p text:style-name="P17"><text:span text:style-name="T8">« Consommation et production responsables » : </text:span><text:span text:style-name="T23">Le fait de donner aux élèves la possibilité de planter de A à Z ces condiments leur permet de se rendre compte de </text:span><text:span text:style-name="T20">la « labeur » qu’il y a derrière chaque aliment qu’ils consomment.</text:span> </text:p>
      <text:p text:style-name="P24">Thématique(s) :</text:p>
      <text:p text:style-name="P17"><text:span text:style-name="T10">Biodiversité, Gaspillage alimentaire : </text:span><text:span text:style-name="T18">Le projet favorise la diversité des espèces végétales et encourage une consommation plus responsable, ce qui est lié aux thématiques de la biodiversité et du gaspillage alimentaire.</text:span> </text:p>
      <text:p text:style-name="P15"/>
      <text:p text:style-name="P2">• <text:span text:style-name="T4">Vidéo</text:span> <text:span text:style-name="T4">de présentation des espaces liés à l’EDD</text:span></text:p>
      <text:p text:style-name="P6"/>
      <text:p text:style-name="P6"><text:span text:style-name="T3">Brève description : </text:span><text:span text:style-name="T4">Réalisation, montage d’une vidéo de présentation des espaces dédiés à l’EDD au collège (ruches, mare pédagogique, serres, bacs, récupérateur d’eau). </text:span><text:span text:style-name="T5">Cette vidéo a été diffusée à </text:span><text:span text:style-name="T7">plusieurs classes</text:span><text:span text:style-name="T5"> de CM2 </text:span><text:span text:style-name="T7">des différentes écoles du secteur</text:span><text:span text:style-name="T5"> </text:span><text:span text:style-name="T6">lors de leur visite du collège en mars.</text:span></text:p>
      <text:p text:style-name="P6"/>
      <text:p text:style-name="P25">ODD concerné :</text:p>
      <text:p text:style-name="P12">« Education de qualité »</text:p>
      <text:p text:style-name="P26">Thématique(s) :</text:p>
      <text:p text:style-name="P18"><text:span text:style-name="T11">Citoyenneté : </text:span><text:span text:style-name="T18">Le projet encourage les élèves à devenir des citoyens responsables et engagés dans la protection de l'environnement, ce qui est directement lié à la thématique de la citoyenneté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nter" svg:font-family="Inter, 'Inter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9T16:23:37.147000000</meta:creation-date>
    <dc:date>2025-04-19T18:20:23.750000000</dc:date>
    <meta:editing-duration>PT1H56M35S</meta:editing-duration>
    <meta:editing-cycles>24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36" meta:word-count="574" meta:character-count="3608" meta:non-whitespace-character-count="3058"/>
  </office:meta>
</office:document-meta>
</file>